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style:font-name="Open Sans" officeooo:rsid="000c2c45" officeooo:paragraph-rsid="000c2c45"/>
    </style:style>
    <style:style style:name="P2" style:family="paragraph" style:parent-style-name="Standard">
      <style:paragraph-properties fo:text-align="start" style:justify-single-word="false"/>
      <style:text-properties style:font-name="Open Sans" officeooo:rsid="000c6b00" officeooo:paragraph-rsid="000c6b00"/>
    </style:style>
    <style:style style:name="P3" style:family="paragraph" style:parent-style-name="Standard">
      <style:paragraph-properties fo:text-align="center" style:justify-single-word="false"/>
      <style:text-properties style:font-name="Open Sans" fo:font-weight="bold" officeooo:rsid="000c6b00" officeooo:paragraph-rsid="000c6b00" style:font-weight-asian="bold" style:font-weight-complex="bold"/>
    </style:style>
    <style:style style:name="P4" style:family="paragraph" style:parent-style-name="Standard">
      <style:paragraph-properties fo:text-align="start" style:justify-single-word="false"/>
      <style:text-properties style:font-name="Open Sans" officeooo:rsid="000dce34" officeooo:paragraph-rsid="000dce34"/>
    </style:style>
    <style:style style:name="P5" style:family="paragraph" style:parent-style-name="Standard">
      <style:paragraph-properties fo:text-align="start" style:justify-single-word="false"/>
      <style:text-properties style:font-name="Open Sans" officeooo:rsid="000e912c" officeooo:paragraph-rsid="000e912c"/>
    </style:style>
    <style:style style:name="P6" style:family="paragraph" style:parent-style-name="Standard">
      <style:paragraph-properties fo:text-align="start" style:justify-single-word="false"/>
      <style:text-properties style:font-name="Open Sans" officeooo:rsid="001083df" officeooo:paragraph-rsid="001083df"/>
    </style:style>
    <style:style style:name="P7" style:family="paragraph" style:parent-style-name="Standard">
      <style:paragraph-properties fo:text-align="start" style:justify-single-word="false"/>
      <style:text-properties style:font-name="Open Sans" officeooo:rsid="00108c7e" officeooo:paragraph-rsid="00108c7e"/>
    </style:style>
    <style:style style:name="P8" style:family="paragraph" style:parent-style-name="Standard">
      <style:paragraph-properties fo:text-align="center" style:justify-single-word="false"/>
      <style:text-properties style:font-name="Open Sans" officeooo:rsid="00108c7e" officeooo:paragraph-rsid="00108c7e"/>
    </style:style>
    <style:style style:name="P9" style:family="paragraph" style:parent-style-name="Standard">
      <style:paragraph-properties fo:text-align="center" style:justify-single-word="false" fo:break-before="page"/>
      <style:text-properties style:font-name="Open Sans" fo:font-weight="bold" officeooo:rsid="00108c7e" officeooo:paragraph-rsid="00108c7e" style:font-weight-asian="bold" style:font-weight-complex="bold"/>
    </style:style>
    <style:style style:name="T1" style:family="text">
      <style:text-properties officeooo:rsid="000c6b00"/>
    </style:style>
    <style:style style:name="T2" style:family="text">
      <style:text-properties officeooo:rsid="000dce34"/>
    </style:style>
    <style:style style:name="T3" style:family="text">
      <style:text-properties officeooo:rsid="000e912c"/>
    </style:style>
    <style:style style:name="T4" style:family="text">
      <style:text-properties officeooo:rsid="001083df"/>
    </style:style>
    <style:style style:name="T5" style:family="text">
      <style:text-properties officeooo:rsid="00108c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ear Sweep &amp; Recursive Descent Disassembly Algorithms</text:p>
      <text:p text:style-name="P2"/>
      <text:p text:style-name="P2">Disassembling binary to assembly code presents its challenges. Because of the dynamic nature of the program executing, and unknown values stored in memory, the disassembling process is at a disadvantage. This paper will discuss the two well known approaches to disassembly – linear sweep and recursive descent – as well as the strengths and weaknesses of both.</text:p>
      <text:p text:style-name="P2"/>
      <text:p text:style-name="P2">The linear sweep algorithm, as it is named, linearly travels through the given binary, byte by byte, to determine the instructions within. Since every instruction has a given opcode and instruction signature, the linear sweep algorithm can simply map the binary given to the net instruction. Additionally, any relative addressing can be calculated because the program counter is either given within the headers of the input file, or assumed to be zero.</text:p>
      <text:p text:style-name="P2"/>
      <text:p text:style-name="P2">This approach to disassembling is intellectually simple to comprehend, and because of that is simpler to implement. <text:span text:style-name="T2">Additionally, because the algorithm steps through every byte, we can be sure that every byte has indeed been disassembled. Linear sweep begins to run into complications however when control-flow instructions are introduced. Because some control-flow instructions reference memory, branch addresses can only be known at runtime. This means that the program may not execute in a simple linear fashion that the algorithm is implying.</text:span></text:p>
      <text:p text:style-name="P2"/>
      <text:p text:style-name="P4">Recursive descent attempts to be more intelligent in regard to control-flow instructions. This algorithm traverses through the program in a linear fashion, but also considers the branch addresses within control-flow instructions as new starting points for disassembly. Control-flow instructions that <text:span text:style-name="T3">reference immediate offsets rather than memory can be calculated at the time of disassembly. The program is first di</text:span><text:span text:style-name="T4">s</text:span><text:span text:style-name="T3">assembled in a linear sweep fashion, keeping a reference of each target offset location that was calculated. Then the target offsets can be used a new starting points for further disassembly.</text:span></text:p>
      <text:p text:style-name="P4"/>
      <text:p text:style-name="P5">Recursive descent is inherently more complex to implement, since the control flow instructions will now modify the path that the disassembler will ultimately take. However, it is typically more accurate <text:span text:style-name="T4">because of its ability to disassemble the code in the order that it will actually execute.</text:span></text:p>
      <text:p text:style-name="P5"/>
      <text:p text:style-name="P6"><text:soft-page-break/>IDA Pro is an effective, albeit not perfect, disassembler because it provides the engineer with the preferable recursive descent approach to disassembly, but also allows any individual instruction to be manually changed to be interpreted as a different type of instruction <text:span text:style-name="T5">[1]</text:span>. An engineer with experience can look at a block of assembly and determine that the disassembler is actually confused about a given code block, and tell it to reinterpret that block as either a certain instruction, or just data. IDA Pro will then re-disassemble that block.</text:p>
      <text:p text:style-name="P9">Sources</text:p>
      <text:p text:style-name="P8"/>
      <text:p text:style-name="P7">[1] Hex-Rays IDA Pro, https://hex-rays.com/ida-p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Open Sans" officeooo:rsid="000c2c45" officeooo:paragraph-rsid="000c2c45"/>
    </style:style>
    <style:style style:name="MT1" style:family="text">
      <style:text-properties officeooo:rsid="000c6b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raig Green</text:p>
        <text:p text:style-name="MP1">EN 695.744 – <text:span text:style-name="MT1">Programming</text:span> Assignment 1</text:p>
        <text:p text:style-name="MP1">cgree110@jh.edu</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4:16:46.980711311</meta:creation-date>
    <dc:date>2021-09-28T15:01:33.388400820</dc:date>
    <meta:editing-duration>PT12M54S</meta:editing-duration>
    <meta:editing-cycles>4</meta:editing-cycles>
    <meta:generator>LibreOffice/7.0.6.2$Linux_X86_64 LibreOffice_project/00$Build-2</meta:generator>
    <meta:document-statistic meta:table-count="0" meta:image-count="0" meta:object-count="0" meta:page-count="3" meta:paragraph-count="12" meta:word-count="452" meta:character-count="2984" meta:non-whitespace-character-count="2541"/>
  </office:meta>
</office:document-meta>
</file>